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70000013505445CBB4437666C.png" manifest:media-type="image/png"/>
  <manifest:file-entry manifest:full-path="Pictures/10000000000003260000021FD31AD42BCDA2CD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3.2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3.4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8.5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fill-color="#e2e2df" draw:textarea-horizontal-align="justify" draw:textarea-vertical-align="middle" draw:auto-grow-height="false" fo:min-height="0.95cm" fo:min-width="2.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fill-color="#e2e2df" draw:textarea-horizontal-align="justify" draw:textarea-vertical-align="middle" draw:auto-grow-height="false" fo:min-height="0.95cm" fo:min-width="4.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7.524cm" fo:min-width="0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5.486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textarea-horizontal-align="justify" draw:textarea-vertical-align="middle" draw:auto-grow-height="false" fo:min-height="9.734cm" fo:min-width="5.884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455cm" fo:min-width="14.005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89cm" fo:min-width="2.201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3.849cm" fo:min-width="5cm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75cm" fo:min-width="5cm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svg:stroke-color="#000000" draw:marker-start-width="0.26cm" draw:marker-end="Arrow" draw:marker-end-width="0.26cm" draw:fill="solid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111cm"/>
      <style:paragraph-properties style:writing-mode="lr-tb"/>
    </style:style>
    <style:style style:name="gr17" style:family="graphic" style:parent-style-name="objectwithoutfill">
      <style:graphic-properties svg:stroke-width="0.04cm" svg:stroke-color="#000000" draw:marker-start="Arrow" draw:marker-start-width="0.32cm" draw:marker-end="Arrow" draw:marker-end-width="0.32cm" draw:fill="solid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86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111cm"/>
      <style:paragraph-properties style:writing-mode="lr-tb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4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864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86cm" fo:padding-top="0.145cm" fo:padding-bottom="0.145cm" fo:padding-left="0.27cm" fo:padding-right="0.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e2e2d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97cm" svg:height="6.54cm" svg:x="31cm" svg:y="2.9cm">
          <draw:image xlink:href="Pictures/10000000000003570000013505445CBB4437666C.png" xlink:type="simple" xlink:show="embed" xlink:actuate="onLoad" loext:mime-type="image/png">
            <text:p/>
          </draw:image>
        </draw:frame>
        <draw:custom-shape draw:style-name="gr2" draw:text-style-name="P3" draw:layer="layout" svg:width="3.7cm" svg:height="2cm" svg:x="6.1cm" svg:y="8.8cm">
          <text:p text:style-name="P2">IP Addr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2cm" svg:x="9.8cm" svg:y="8.8cm">
          <text:p text:style-name="P2">Timestam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cm" svg:height="2cm" svg:x="13.7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cm" svg:height="1.2cm" svg:x="14.1cm" svg:y="9.2cm">
          <text:p text:style-name="P2">Agent I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1cm" svg:height="1.2cm" svg:x="17.2cm" svg:y="9.2cm">
          <text:p text:style-name="P2">Application Da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8.2cm" draw:transform="rotate (-1.5707963267949) translate (22.3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3.5cm" svg:height="0.962cm" svg:x="16.45cm" svg:y="11.538cm">
          <draw:text-box>
            <text:p text:style-name="P5">News Item</text:p>
          </draw:text-box>
        </draw:frame>
        <draw:custom-shape draw:style-name="gr9" draw:text-style-name="P1" draw:layer="layout" svg:width="0.5cm" svg:height="16.6cm" draw:transform="rotate (-1.5707963267949) translate (22.7cm 8.1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4.05cm" svg:height="0.962cm" svg:x="12.375cm" svg:y="7.1cm">
          <draw:text-box>
            <text:p text:style-name="P5">Cache Entry</text:p>
          </draw:text-box>
        </draw:frame>
      </draw:page>
      <draw:page draw:name="page2" draw:style-name="dp1" draw:master-page-name="Default">
        <draw:custom-shape draw:style-name="gr10" draw:text-style-name="P1" draw:layer="layout" svg:width="6.6cm" svg:height="10.2cm" svg:x="7.0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4.699cm" svg:height="6.899cm" svg:x="6.501cm" svg:y="8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27.14604829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45cm" svg:height="0.962cm" svg:x="6.701cm" svg:y="14.701cm">
          <draw:text-box>
            <text:p text:style-name="P5">News Agency</text:p>
          </draw:text-box>
        </draw:frame>
        <draw:frame draw:style-name="gr8" draw:text-style-name="P3" draw:layer="layout" svg:width="4.75cm" svg:height="0.962cm" svg:x="7.601cm" svg:y="9.601cm">
          <draw:text-box>
            <text:p text:style-name="P5">Correspondent</text:p>
          </draw:text-box>
        </draw:frame>
        <draw:custom-shape draw:style-name="gr12" draw:text-style-name="P6" draw:layer="layout" svg:width="2.7cm" svg:height="2.301cm" svg:x="9.901cm" svg:y="10.9cm">
          <text:p text:style-name="P2">Cach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1" draw:id="id1" draw:layer="layout" svg:width="5.5cm" svg:height="4.099cm" svg:x="7.50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75cm" svg:height="0.962cm" svg:x="7.601cm" svg:y="5.501cm">
          <draw:text-box>
            <text:p text:style-name="P7">Agent</text:p>
          </draw:text-box>
        </draw:frame>
        <draw:custom-shape draw:style-name="gr14" draw:text-style-name="P1" draw:layer="layout" svg:width="5.5cm" svg:height="2cm" svg:x="7.501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9.659cm" svg:y1="7.401cm" svg:x2="9.659cm" svg:y2="9.501cm" svg:d="M9659 7401v2100" svg:viewBox="0 0 1 2101">
          <text:p/>
        </draw:connector>
        <draw:connector draw:style-name="gr15" draw:text-style-name="P9" draw:layer="layout" svg:x1="10.172cm" svg:y1="9.501cm" svg:x2="10.172cm" svg:y2="7.401cm" svg:d="M10172 9501v-2100" svg:viewBox="0 0 1 2101">
          <text:p/>
        </draw:connector>
        <draw:frame draw:style-name="gr8" draw:text-style-name="P10" draw:layer="layout" svg:width="2.511cm" svg:height="0.962cm" svg:x="7.251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331cm" svg:height="1.361cm" svg:x="10.069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7.201cm" svg:y="4.039cm">
          <draw:text-box>
            <text:p text:style-name="P7">WAN Node</text:p>
          </draw:text-box>
        </draw:frame>
        <draw:frame draw:style-name="gr1" draw:text-style-name="P1" draw:layer="layout" svg:width="17.059cm" svg:height="11.493cm" svg:x="31.741cm" svg:y="3.007cm">
          <draw:image xlink:href="Pictures/10000000000003260000021FD31AD42BCDA2CD70.png" xlink:type="simple" xlink:show="embed" xlink:actuate="onLoad" loext:mime-type="image/png">
            <text:p/>
          </draw:image>
        </draw:frame>
        <draw:custom-shape draw:style-name="gr10" draw:text-style-name="P1" draw:layer="layout" svg:width="6.6cm" svg:height="10.2cm" svg:x="14.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75cm" svg:height="0.962cm" svg:x="14.7cm" svg:y="9.601cm">
          <draw:text-box>
            <text:p text:style-name="P5">Correspondent</text:p>
          </draw:text-box>
        </draw:frame>
        <draw:custom-shape draw:style-name="gr12" draw:text-style-name="P6" draw:layer="layout" svg:width="2.7cm" svg:height="2.301cm" svg:x="17cm" svg:y="10.9cm">
          <text:p text:style-name="P2">Cach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2" draw:id="id2" draw:layer="layout" svg:width="5.5cm" svg:height="4.099cm" svg:x="14.6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75cm" svg:height="0.962cm" svg:x="14.7cm" svg:y="5.501cm">
          <draw:text-box>
            <text:p text:style-name="P7">Agent</text:p>
          </draw:text-box>
        </draw:frame>
        <draw:custom-shape draw:style-name="gr14" draw:text-style-name="P1" draw:layer="layout" svg:width="5.5cm" svg:height="2cm" svg:x="14.6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6.758cm" svg:y1="7.401cm" svg:x2="16.758cm" svg:y2="9.501cm" svg:d="M16758 7401v2100" svg:viewBox="0 0 1 2101">
          <text:p/>
        </draw:connector>
        <draw:connector draw:style-name="gr15" draw:text-style-name="P9" draw:layer="layout" svg:x1="17.271cm" svg:y1="9.501cm" svg:x2="17.271cm" svg:y2="7.401cm" svg:d="M17271 9501v-2100" svg:viewBox="0 0 1 2101">
          <text:p/>
        </draw:connector>
        <draw:frame draw:style-name="gr8" draw:text-style-name="P10" draw:layer="layout" svg:width="2.511cm" svg:height="0.962cm" svg:x="14.35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331cm" svg:height="1.361cm" svg:x="17.168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14.3cm" svg:y="4.039cm">
          <draw:text-box>
            <text:p text:style-name="P7">WAN Node</text:p>
          </draw:text-box>
        </draw:frame>
        <draw:connector draw:style-name="gr17" draw:text-style-name="P9" draw:layer="layout" draw:type="curve" svg:x1="10.251cm" svg:y1="13.6cm" svg:x2="17.35cm" svg:y2="13.6cm" draw:start-shape="id1" draw:start-glue-point="2" draw:end-shape="id2" svg:d="M10251 13600c0 778 7099 778 7099 0" svg:viewBox="0 0 7100 585">
          <text:p/>
        </draw:connector>
        <draw:frame draw:style-name="gr16" draw:text-style-name="P10" draw:layer="layout" svg:width="3.8cm" svg:height="1.361cm" svg:x="12.2cm" svg:y="14.239cm">
          <draw:text-box>
            <text:p text:style-name="P5"><text:span text:style-name="T1">sendCache/recieveCache</text:span></text:p>
          </draw:text-box>
        </draw:frame>
      </draw:page>
      <draw:page draw:name="page3" draw:style-name="dp1" draw:master-page-name="Default">
        <draw:custom-shape draw:style-name="gr18" draw:text-style-name="P1" draw:layer="layout" svg:width="3.4cm" svg:height="1.752cm" svg:x="7.4cm" svg:y="6cm">
          <text:p text:style-name="P5">15:51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599cm" svg:height="1.114cm" svg:x="12.3cm" svg:y="3.486cm">
          <draw:text-box>
            <text:p text:style-name="P5">T<text:span text:style-name="T2">B</text:span> = 16:05</text:p>
          </draw:text-box>
        </draw:frame>
        <draw:custom-shape draw:style-name="gr18" draw:text-style-name="P1" draw:layer="layout" svg:width="3.4cm" svg:height="1.752cm" svg:x="7.4cm" svg:y="7.752cm">
          <text:p text:style-name="P5">15:52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1.752cm" svg:x="7.4cm" svg:y="9.504cm">
          <text:p text:style-name="P5">15:5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6cm">
          <text:p text:style-name="P5">15:55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7.752cm">
          <text:p text:style-name="P5">15:56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9.504cm">
          <text:p text:style-name="P5">15:57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9cm" svg:height="1.114cm" svg:x="10.4cm" svg:y="13.5cm">
          <draw:text-box>
            <text:p text:style-name="P5"><text:span text:style-name="T3">T</text:span><text:span text:style-name="T4">A</text:span><text:span text:style-name="T3"> – </text:span>T<text:span text:style-name="T2">B</text:span> = 16:00 – 16:05 = 00:05</text:p>
          </draw:text-box>
        </draw:frame>
        <draw:custom-shape draw:style-name="gr22" draw:text-style-name="P12" draw:layer="layout" svg:width="3.4cm" svg:height="1.752cm" svg:x="7.4cm" svg:y="11.248cm">
          <text:p text:style-name="P11">T<text:span text:style-name="T2">A</text:span> = 16: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14T13:37:18.204000000</dc:date>
    <meta:editing-duration>P1DT20H2M39S</meta:editing-duration>
    <meta:editing-cycles>56</meta:editing-cycles>
    <meta:generator>LibreOffice/6.4.5.2$Windows_X86_64 LibreOffice_project/a726b36747cf2001e06b58ad5db1aa3a9a1872d6</meta:generator>
    <meta:document-statistic meta:object-count="46"/>
  </office:meta>
</office:document-meta>
</file>